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alysis Planning Worksheet</text:p>
      <text:p text:style-name="P1"/>
      <text:p text:style-name="P4">Evaluation Question</text:p>
      <text:p text:style-name="P1">How demographics affects # of hate crime</text:p>
      <text:p text:style-name="P1"/>
      <text:p text:style-name="P4">Independent Variable(s)</text:p>
      <text:p text:style-name="P2">These variable(s) are causing something or creating an effect. List what each is and whether it is categorical or continuous. It is ok to only have one.</text:p>
      <text:p text:style-name="P3">Variable</text:p>
      <text:p text:style-name="P1">demographics</text:p>
      <text:p text:style-name="P1">categorical</text:p>
      <text:p text:style-name="P1">8 levels</text:p>
      <text:p text:style-name="P1"/>
      <text:p text:style-name="P4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3">Variable</text:p>
      <text:p text:style-name="P1"># of crimes</text:p>
      <text:p text:style-name="P1">continuous</text:p>
      <text:p text:style-name="P1"/>
      <text:p text:style-name="P1">Now that you know the type and number of independent and dependent variables, you are ready to use the analysis flow charts to choose your analysis!</text:p>
      <text:p text:style-name="P1"/>
      <text:p text:style-name="P5">Analysis: </text:p>
      <text:p text:style-name="P6">1 Categorical IV with 1 Continuous DV</text:p>
      <text:p text:style-name="P6">More than 2 levels of IV</text:p>
      <text:p text:style-name="P6">If control for other factors: <text:span text:style-name="T2">ANCOVA</text:span></text:p>
      <text:p text:style-name="P6">If don't control for other factors: <text:span text:style-name="T2">ANO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10</meta:editing-cycles>
    <meta:creation-date>2021-01-04T20:11:00</meta:creation-date>
    <dc:date>2022-03-20T22:16:16.43</dc:date>
    <meta:editing-duration>PT14M35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38" meta:character-count="8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